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T1" style:family="text">
      <style:text-properties fo:font-size="157pt" style:font-size-asian="157pt" style:font-size-complex="157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Miriam Mono CLM2" fo:font-size="24pt" style:font-size-asian="24pt" style:font-weight-asian="norma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or</text:span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enjamin Toll</text:span></text:p>
            <text:p><text:span text:style-name="T4"><text:a xlink:href="http://www.benjamintoll.com/" xlink:type="simple">benjamintoll.com</text:a></text:span></text:p>
            <text:p><text:span text:style-name="T4">benjam72@yahoo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onion router</text:p>
              </text:list-item>
              <text:list-item>
                <text:p>A network that defends against traffic analysis</text:p>
                <text:list>
                  <text:list-item>
                    <text:p>Routes traffic from sender to open Internet</text:p>
                  </text:list-item>
                  <text:list-item>
                    <text:p>Traffic can stay internal, i.e., Tor onion services, aka “The Dark Web”</text:p>
                  </text:list-item>
                </text:list>
              </text:list-item>
              <text:list-item>
                <text:p>Run by volunteers</text:p>
              </text:list-item>
              <text:list-item>
                <text:p>There are many application protocol specific tools that use the Tor network to communicate with remote hosts, i.e., “Torified”</text:p>
                <text:list>
                  <text:list-item>
                    <text:p>Tor browser</text:p>
                  </text:list-item>
                  <text:list-item>
                    <text:p>OTR</text:p>
                  </text:list-item>
                  <text:list-item>
                    <text:p>SOCKS5</text:p>
                  </text:list-item>
                  <text:list-item>
                    <text:p>tor-resolve (D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o we need To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anonymity and privacy</text:p>
              </text:list-item>
              <text:list-item>
                <text:p>Best strategy currently available*</text:p>
              </text:list-item>
              <text:list-item>
                <text:p>Free and open source</text:p>
              </text:list-item>
              <text:list-item>
                <text:p>First Amendment protection</text:p>
                <text:p/>
                <text:p><text:span text:style-name="T5">* VPNs are arguably safer, but read the fine print if using a public service (and then do more research)!!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uses 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Regular” people</text:p>
                <text:list>
                  <text:list-item>
                    <text:p>Citizens in repressive regimes</text:p>
                  </text:list-item>
                  <text:list-item>
                    <text:p>Anyone who values privacy</text:p>
                  </text:list-item>
                  <text:list-item>
                    <text:p>Programmers and sysadmins</text:p>
                  </text:list-item>
                  <text:list-item>
                    <text:p>Mom and Dad</text:p>
                  </text:list-item>
                </text:list>
              </text:list-item>
              <text:list-item>
                <text:p>Journalists</text:p>
              </text:list-item>
              <text:list-item>
                <text:p>Activists</text:p>
              </text:list-item>
              <text:list-item>
                <text:p>Whistleblowers and dissidents</text:p>
              </text:list-item>
              <text:list-item>
                <text:p>Governments</text:p>
              </text:list-item>
              <text:list-item>
                <text:p>Law enforcement</text:p>
              </text:list-item>
              <text:list-item>
                <text:p>Bad ac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phants (in the Room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there are bad actors!</text:p>
                <text:list>
                  <text:list-item>
                    <text:p>They also use public proxies, VPNs, GPG, etc.</text:p>
                  </text:list-item>
                </text:list>
              </text:list-item>
              <text:list-item>
                <text:p>It’s the Dark Web!</text:p>
                <text:list>
                  <text:list-item>
                    <text:p>Marketing term that MSM loves….scary!</text:p>
                  </text:list-item>
                  <text:list-item>
                    <text:p>Many legitimate sites, such as ProPublica, DuckDuckGo and Facebook, also run onion servers</text:p>
                  </text:list-item>
                </text:list>
              </text:list-item>
              <text:list-item>
                <text:p>Let’s put in back doors for the “good guys”!</text:p>
                <text:list>
                  <text:list-item>
                    <text:p>Bad actors will find and leverage back doors</text:p>
                  </text:list-item>
                </text:list>
              </text:list-item>
              <text:list-item>
                <text:p>Tor is safe!</text:p>
                <text:list>
                  <text:list-item>
                    <text:p>Unless you’re being targeted by a nation state and/or an entity with deep pockets</text:p>
                  </text:list-item>
                  <text:list-item>
                    <text:p>If NSA wants in, they’re in</text:p>
                  </text:list-item>
                  <text:list-item>
                    <text:p>Safety is directly proportional to the number of Tor users!</text:p>
                  </text:list-item>
                </text:list>
              </text:list-item>
              <text:list-item>
                <text:p>Tor isn’t safe!</text:p>
                <text:list>
                  <text:list-item>
                    <text:p>Yes, the NSA runs many exit nodes, but that’s only half the battle</text:p>
                  </text:list-item>
                  <text:list-item>
                    <text:p>Traffic analysis needs a concerted effort</text:p>
                  </text:list-item>
                  <text:list-item>
                    <text:p>The more Tor users, the safer (needle in a haysta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6">Let’s dig i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es Tor wor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s a circuit of three relays (guard, middle and exit relays) between sender and the Internet</text:p>
              </text:list-item>
              <text:list-item>
                <text:p>Each node only knows about the relay before and after </text:p>
                <text:list>
                  <text:list-item>
                    <text:p>The guard or entry node is the only relay that knows the true IP address of the sender</text:p>
                  </text:list-item>
                  <text:list-item>
                    <text:p>The exit node is the only node that knows the true destination</text:p>
                  </text:list-item>
                </text:list>
              </text:list-item>
              <text:list-item>
                <text:p>Layers of encryption (<text:span text:style-name="T7">onion</text:span> routing) are generated on sender before leaving host machine</text:p>
                <text:list>
                  <text:list-item>
                    <text:p>Public key cryptography</text:p>
                  </text:list-item>
                  <text:list-item>
                    <text:p>Payload is at the center of the “onion” surrounded by layers of encryption</text:p>
                  </text:list-item>
                  <text:list-item>
                    <text:p>Each relay unwraps a layer of encryption</text:p>
                  </text:list-item>
                  <text:list-item>
                    <text:p>Exit node unlocks final encryption layer, is able to read true tcp headers and sends to destination over open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Tor is work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any number of sites that will show you the IP address that the open Internet “sees”:</text:p>
                <text:list>
                  <text:list-item>
                    <text:p>Verify IP address of exit node with IP Chicken (<text:a xlink:href="https://www.ipchicken.com/" xlink:type="simple">https://www.ipchicken.com/</text:a>)</text:p>
                  </text:list-item>
                </text:list>
              </text:list-item>
              <text:list-item>
                <text:p>Verify IP address of exit node in server logs:</text:p>
                <text:list>
                  <text:list-item>
                    <text:p><text:span text:style-name="T8">sudo tail -f /var/log/nginx/access.log</text:span></text:p>
                  </text:list-item>
                </text:list>
              </text:list-item>
              <text:list-item>
                <text:p>Sniff traffic network traffic:</text:p>
                <text:list>
                  <text:list-item>
                    <text:p>Localhost</text:p>
                    <text:list>
                      <text:list-item>
                        <text:p><text:span text:style-name="T8">sudo tcpdump -nX host &lt;ip.of.guard.node&gt; and port 443</text:span></text:p>
                      </text:list-item>
                    </text:list>
                  </text:list-item>
                  <text:list-item>
                    <text:p>Remote</text:p>
                    <text:list>
                      <text:list-item>
                        <text:p><text:span text:style-name="T8">sudo tcpdump -nX host &lt;ip.of.exit.node&gt; and port 80</text:span></text:p>
                      </text:list-item>
                    </text:list>
                  </text:list-item>
                </text:list>
              </text:list-item>
              <text:list-item>
                <text:p>If using Tor browser, visit <text:a xlink:href="https://check.torproject.org/" xlink:type="simple">https://check.torproject.org/</text:a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r traffic can be block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IP addresses of all Tor exit nodes are published, so it’s trivial to blacklist those IPs</text:p>
              </text:list-item>
              <text:list-item>
                <text:p>Censors can perform deep packet inspection between the sender and the guard relay</text:p>
              </text:list-item>
              <text:list-item>
                <text:p>Because of the latter, Tor has developed <text:a xlink:href="https://www.torproject.org/docs/pluggable-transports.html.en" xlink:type="simple">pluggable transports</text:a> so traffic between the sender and the first hop (guard relay) can’t be identified as Tor network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not to do when using 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l out any web forms with personal information</text:p>
              </text:list-item>
              <text:list-item>
                <text:p>Download files, i.e., pdf and Word docs whose loader programs could then leak the true IP address</text:p>
              </text:list-item>
              <text:list-item>
                <text:p>Torrent</text:p>
              </text:list-item>
              <text:list-item>
                <text:p>Visit sites that only a small number of people could know about, i.e. staging servers or “deep web” IP addresses*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privacy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rsocks</text:p>
              </text:list-item>
              <text:list-item>
                <text:p>tor-resolve</text:p>
              </text:list-item>
              <text:list-item>
                <text:p>GNU Privacy Guard (GPG)</text:p>
              </text:list-item>
              <text:list-item>
                <text:p>Signal</text:p>
              </text:list-item>
              <text:list-item>
                <text:p>OTR</text:p>
              </text:list-item>
              <text:list-item>
                <text:p>DuckDuckGo search engine (NOT Google!!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<text:span text:style-name="T1">FIN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>Benjamin Toll</text:span></text:p>
            <text:p text:style-name="P3"><text:span text:style-name="T4"><text:a xlink:href="http://www.benjamintoll.com/" xlink:type="simple">benjamintoll.com</text:a></text:span></text:p>
            <text:p text:style-name="P3"><text:span text:style-name="T4">benjam72@yahoo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Miriam Mono CLM2" svg:font-family="'Miriam Mono CLM'" style:font-adornments="Book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3:55:37.325642033</meta:creation-date>
    <dc:date>2018-06-13T16:31:54.758961419</dc:date>
    <meta:editing-duration>P9DT22H28M55S</meta:editing-duration>
    <meta:editing-cycles>43</meta:editing-cycles>
    <meta:generator>LibreOffice/5.2.7.2$Linux_X86_64 LibreOffice_project/20m0$Build-2</meta:generator>
    <meta:document-statistic meta:object-count="66"/>
  </office:meta>
</office:document-meta>
</file>